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iberation Serif" svg:font-family="'Liberation Serif'" style:font-family-generic="roman"/>
    <style:font-face style:name="Arial2" svg:font-family="Arial" style:font-family-generic="swiss"/>
    <style:font-face style:name="Goudy Old Style" svg:font-family="'Goudy Old Styl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3pt" fo:font-style="italic" style:font-size-asian="13pt" style:font-style-asian="italic" style:font-size-complex="13pt" style:font-style-complex="italic"/>
    </style:style>
    <style:style style:name="P2" style:family="paragraph" style:parent-style-name="Text_20_body">
      <style:text-properties fo:font-style="italic" style:font-style-asian="italic" style:font-style-complex="italic"/>
    </style:style>
    <style:style style:name="P3" style:family="paragraph" style:parent-style-name="_3c_term_3e_">
      <style:text-properties style:use-window-font-color="true" fo:language="en" fo:country="US" fo:background-color="transparent"/>
    </style:style>
    <style:style style:name="P4" style:family="paragraph" style:parent-style-name="_3c_term_3e_">
      <style:text-properties style:use-window-font-color="true" fo:background-color="transparent"/>
    </style:style>
    <style:style style:name="P5" style:family="paragraph" style:parent-style-name="_3c_term_3e_" style:master-page-name="MP0">
      <style:paragraph-properties style:page-number="auto" fo:break-before="page"/>
      <style:text-properties style:use-window-font-color="true" fo:background-color="transparent"/>
    </style:style>
    <style:style style:name="P6" style:family="paragraph" style:parent-style-name="_3c_Pagedetitre_5f_adbib_3e_">
      <style:paragraph-properties fo:break-before="page"/>
      <style:text-properties fo:font-size="13pt" fo:font-style="normal" style:font-size-asian="13pt" style:font-style-asian="normal" style:font-size-complex="13pt" style:font-style-complex="normal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style="normal" style:font-size-asian="14pt" style:font-style-asian="normal" style:font-size-complex="14pt" style:font-style-complex="normal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13pt" fo:font-style="normal" style:font-size-asian="13pt" style:font-style-asian="normal" style:font-size-complex="13pt" style:font-style-complex="normal"/>
    </style:style>
    <style:style style:name="T8" style:family="text">
      <style:text-properties fo:font-size="13pt" fo:font-style="italic" style:font-size-asian="13pt" style:font-style-asian="italic" style:font-size-complex="13pt" style:font-style-complex="italic"/>
    </style:style>
    <style:style style:name="T9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style:use-window-font-color="true" fo:background-color="transparent"/>
    </style:style>
    <style:style style:name="T11" style:family="text">
      <style:text-properties style:use-window-font-color="true" fo:font-style="italic" fo:background-color="transparent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itre : <text:s/>Les delices ou discours joyeux et recretatifs. Avec les plus belles rencontres &amp; propos sérieux, tenus par tous les bons Cabarets de France. Par Verboquet le généreux, très utile &amp; necessaire pour resjouyr les esprits melancholiques, Derniere edition, reveue,&amp; augmentée de nouveau</text:p>
      <text:p text:style-name="P3">author : Anonyme</text:p>
      <text:p text:style-name="P3">publisher : Sorbonne Université LABEX OBVIL</text:p>
      <text:p text:style-name="P3">issued : 2019</text:p>
      <text:p text:style-name="P3">idno : http://http://obvil.sorbonne-universite.site/corpus/faceties/cote_v-c-051</text:p>
      <text:p text:style-name="P4">source : ANONYME, Les delices ou discours joyeux et recretatifs. Avec les plus belles rencontres &amp; propos sérieux, tenus par tous les bons Cabarets de France. Par Verboquet le généreux, très utile &amp; necessaire pour resjouyr les esprits melancholiques, Derniere edition, reveue,&amp; augmentée de nouveau. Lyon, Pierre Bailly, 1640, V-C-066.</text:p>
      <text:p text:style-name="P4">created : 1640</text:p>
      <text:p text:style-name="P4">langue : moyen-français</text:p>
      <text:p text:style-name="P4">lieu : [premier lieu où se passe la narration]</text:p>
      <text:p text:style-name="_3c_term_3e_"><text:span text:style-name="T10">lieu : [deuxième lieu </text:span><text:span text:style-name="Police_20_par_20_défaut"><text:span text:style-name="T11">etc</text:span></text:span><text:span text:style-name="T10">]</text:span></text:p>
      <text:p text:style-name="P4">personnage : [premier personnage, soit nom + fonction, soit nom, soit fonction (drapière, bourgeois, curé)]</text:p>
      <text:p text:style-name="_3c_term_3e_"><text:span text:style-name="T10">personnage : [deuxième personnage, </text:span><text:span text:style-name="Police_20_par_20_défaut"><text:span text:style-name="T11">etc.</text:span></text:span><text:span text:style-name="T10">]</text:span></text:p>
      <text:p text:style-name="_3c_Pagedetitre_5f_adbib_3e_"/>
      <text:p text:style-name="_3c_Pagedetitre_5f_adbib_3e_">LES<text:line-break/><text:span text:style-name="T1">DELICES</text:span><text:line-break/>ov<text:line-break/>DISCOVRS IOYEUX<text:line-break/><text:span text:style-name="T2">ET RECREATIFS</text:span>.<text:line-break/><text:span text:style-name="T3">Auec les plus belles rencontres<text:line-break/>&amp; propos serieux, tenus par<text:line-break/>tous les bons Cabarets<text:line-break/>de France.</text:span><text:line-break/><text:line-break/><text:span text:style-name="T3">Par </text:span><text:span text:style-name="T4">V</text:span><text:span text:style-name="PetiteMajuscule"><text:span text:style-name="T4">eerboqvet</text:span></text:span><text:span text:style-name="T3"> le genereux.</text:span><text:line-break/><text:span text:style-name="T5">Tres-utile &amp; necessaire pour resiouyr les<text:line-break/>esprits melancholiques.</text:span><text:span text:style-name="T6"><text:line-break/></text:span><text:span text:style-name="T7">Derniere edition, reveuë &amp; augmen-<text:line-break/>tée de nouueau.<text:line-break/></text:span></text:p>
      <text:p text:style-name="_3c_Pagedetitre_5f_adbib_3e_"><text:span text:style-name="T7">&lt;marque&gt;</text:span></text:p>
      <text:p text:style-name="_3c_Pagedetitre_5f_adbib_3e_"><text:span text:style-name="T7"/></text:p>
      <text:p text:style-name="_3c_Pagedetitre_5f_adbib_3e_"><text:span text:style-name="T8">A LYON,</text:span><text:span text:style-name="T7"><text:line-break/><text:line-break/>Chez P</text:span><text:span text:style-name="PetiteMajuscule"><text:span text:style-name="T4">ierre</text:span></text:span><text:span text:style-name="T7"> B</text:span><text:span text:style-name="PetiteMajuscule"><text:span text:style-name="T4">ailly</text:span></text:span><text:span text:style-name="T7">, de-<text:line-break/></text:span><text:soft-page-break/><text:span text:style-name="T7">meurant en ruë Merciere.<text:line-break/></text:span><text:span text:style-name="T8">M. DC. XXXX.</text:span></text:p>
      <text:p text:style-name="P6">&lt;marque&gt;</text:p>
      <text:h text:style-name="Heading_20_1" text:outline-level="1">L’AVTHEUR</text:h>
      <text:h text:style-name="Heading_20_1" text:outline-level="1">à son Livre.</text:h>
      <text:p text:style-name="Text_20_body"/>
      <text:p text:style-name="Text_20_body"/>
      <text:p text:style-name="Text_20_body">p. 2</text:p>
      <text:p text:style-name="Text_20_body"/>
      <text:p text:style-name="Text_20_body"/>
      <text:p text:style-name="Text_20_body"><text:span text:style-name="Drop_20_Caps"><text:span text:style-name="T9">M</text:span></text:span><text:span text:style-name="T6">On Livre, si d’auenture</text:span></text:p>
      <text:p text:style-name="P2">Quelqu’un de bonne nature</text:p>
      <text:p text:style-name="P2">Te demande quel ie suis,</text:p>
      <text:p text:style-name="P2">Dy luy que ie suis vn homme, </text:p>
      <text:p text:style-name="P2">Qui le temps point ne consomme</text:p>
      <text:p text:style-name="Text_20_body"><text:span text:style-name="T6">En tristesse, &amp; en ennuis</text:span>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iberation Serif" svg:font-family="'Liberation Serif'" style:font-family-generic="roman"/>
    <style:font-face style:name="Arial2" svg:font-family="Arial" style:font-family-generic="swiss"/>
    <style:font-face style:name="Goudy Old Style" svg:font-family="'Goudy Old Styl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_3c_Pagedetitre_5f_adbib_3e_" style:display-name="&lt;Pagedetitre_adbib&gt;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 fo:text-align="center" style:justify-single-word="false" fo:background-color="transparent">
        <style:background-image/>
      </style:paragraph-properties>
      <style:text-properties fo:color="#330099" style:font-name="Goudy Old Style" fo:font-size="115%" fo:font-weight="bold" style:font-size-asian="130%" style:font-weight-asian="bold" style:font-size-complex="130%" style:font-weight-complex="normal"/>
    </style:style>
    <style:style style:name="_3c_term_3e_" style:display-name="&lt;term&gt;" style:family="paragraph" style:parent-style-name="Standard">
      <style:paragraph-properties fo:hyphenation-ladder-count="no-limit" fo:background-color="#dddddd" fo:padding="0cm" fo:border="0.009cm solid #000000" style:shadow="none">
        <style:background-image/>
      </style:paragraph-properties>
      <style:text-properties style:font-name="Arial Unicode MS" fo:hyphenate="false" fo:hyphenation-remain-char-count="0" fo:hyphenation-push-char-count="0"/>
    </style:style>
    <style:style style:name="Drop_20_Caps" style:display-name="Drop Caps" style:family="text">
      <style:text-properties fo:color="#ffffff" fo:font-size="200%" fo:background-color="#330066" style:font-size-asian="10.5pt"/>
    </style:style>
    <style:style style:name="Police_20_par_20_défaut" style:display-name="Police par défaut" style:family="text"/>
    <style:style style:name="PetiteMajuscule" style:family="text">
      <style:text-properties fo:font-variant="small-caps" fo:background-color="#99ff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ne Bineau</meta:initial-creator>
    <meta:creation-date>2019-05-24T10:40:13.11</meta:creation-date>
    <dc:date>2019-05-24T16:18:25.84</dc:date>
    <dc:creator>Jeanne Bineau</dc:creator>
    <meta:editing-duration>PT1H19M30S</meta:editing-duration>
    <meta:editing-cycles>5</meta:editing-cycles>
    <meta:generator>OpenOffice/4.1.6$Win32 OpenOffice.org_project/416m1$Build-9790</meta:generator>
    <meta:document-statistic meta:table-count="0" meta:image-count="0" meta:object-count="0" meta:page-count="3" meta:paragraph-count="25" meta:word-count="244" meta:character-count="1589"/>
  </office:meta>
</office:document-meta>
</file>